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0.6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LMMono10" style:font-pitch="fixed" fo:font-size="14pt" style:font-size-asian="14pt" style:font-size-complex="14pt"/>
    </style:style>
    <style:style style:name="P3" style:family="paragraph">
      <style:paragraph-properties fo:text-align="center"/>
      <style:text-properties fo:font-family="LMMono10" style:font-pitch="fixed" fo:font-size="14pt" style:font-size-asian="14pt" style:font-size-complex="14pt"/>
    </style:style>
    <style:style style:name="P4" style:family="paragraph"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T1" style:family="text">
      <style:text-properties fo:font-family="LMMono10" style:font-pitch="fixed" fo:font-size="14pt" style:font-size-asian="14pt" style:font-size-complex="14pt"/>
    </style:style>
    <style:style style:name="T2" style:family="text">
      <style:text-properties fo:font-family="'Liberation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.467cm" svg:height="6.35cm" svg:x="6.0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1.778cm" svg:x="12.979cm" svg:y="4.70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683cm" svg:height="1.778cm" svg:x="12.979cm" svg:y="7.58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2" draw:layer="layout" svg:width="3.683cm" svg:height="1.778cm" svg:x="3.586cm" svg:y="5.972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1.793cm" svg:height="0.913cm" svg:x="4.631cm" svg:y="6.405cm">
            <draw:text-box>
              <text:p text:style-name="P3"><text:span text:style-name="T1">stdin</text:span></text:p>
            </draw:text-box>
          </draw:frame>
        </draw:g>
        <draw:frame draw:style-name="gr3" draw:text-style-name="P3" draw:layer="layout" svg:width="2.051cm" svg:height="0.913cm" svg:x="13.954cm" svg:y="5.135cm">
          <draw:text-box>
            <text:p text:style-name="P3"><text:span text:style-name="T1">stdout</text:span></text:p>
          </draw:text-box>
        </draw:frame>
        <draw:frame draw:style-name="gr3" draw:text-style-name="P3" draw:layer="layout" svg:width="2.051cm" svg:height="0.913cm" svg:x="14.036cm" svg:y="8.017cm">
          <draw:text-box>
            <text:p text:style-name="P3"><text:span text:style-name="T1">stderr</text:span></text:p>
          </draw:text-box>
        </draw:frame>
        <draw:frame draw:style-name="gr3" draw:text-style-name="P4" draw:layer="layout" svg:width="3.702cm" svg:height="0.913cm" svg:x="8.347cm" svg:y="3.77cm">
          <draw:text-box>
            <text:p text:style-name="P4"><text:span text:style-name="T2">Programa</text:span></text:p>
          </draw:text-box>
        </draw:frame>
        <draw:frame draw:style-name="gr3" draw:text-style-name="P3" draw:layer="layout" svg:width="2.159cm" svg:height="0.913cm" svg:x="7.15cm" svg:y="6.405cm">
          <draw:text-box>
            <text:p text:style-name="P3"><text:span text:style-name="T1">read</text:span></text:p>
          </draw:text-box>
        </draw:frame>
        <draw:frame draw:style-name="gr3" draw:text-style-name="P3" draw:layer="layout" svg:width="2.159cm" svg:height="0.913cm" svg:x="11.151cm" svg:y="5.135cm">
          <draw:text-box>
            <text:p text:style-name="P3"><text:span text:style-name="T1">write</text:span></text:p>
          </draw:text-box>
        </draw:frame>
        <draw:frame draw:style-name="gr3" draw:text-style-name="P3" draw:layer="layout" svg:width="2.159cm" svg:height="0.913cm" svg:x="11.051cm" svg:y="8.017cm">
          <draw:text-box>
            <text:p text:style-name="P3"><text:span text:style-name="T1">err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ben Moreno</meta:initial-creator>
    <meta:creation-date>2017-09-26T16:57:53</meta:creation-date>
    <dc:date>2017-09-26T17:18:15</dc:date>
    <dc:creator>Ruben Moreno</dc:creator>
    <meta:editing-duration>PT5M12S</meta:editing-duration>
    <meta:editing-cycles>1</meta:editing-cycles>
    <meta:document-statistic meta:object-count="12"/>
    <meta:generator>LibreOffice/3.5$Linux_X86_64 LibreOffice_project/350m1$Build-2</meta:generator>
  </office:meta>
</office:document-meta>
</file>